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43.04pt"/>
    </style:style>
    <style:style style:name="co3" style:family="table-column">
      <style:table-column-properties fo:break-before="auto" style:column-width="156.25pt"/>
    </style:style>
    <style:style style:name="co4" style:family="table-column">
      <style:table-column-properties fo:break-before="auto" style:column-width="128.49pt"/>
    </style:style>
    <style:style style:name="co5" style:family="table-column">
      <style:table-column-properties fo:break-before="auto" style:column-width="92.41pt"/>
    </style:style>
    <style:style style:name="co6" style:family="table-column">
      <style:table-column-properties fo:break-before="auto" style:column-width="47.9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Volumen de Reseñas (Eje X)</text:p>
          </table:table-cell>
          <table:table-cell table:style-name="ce1" office:value-type="string" calcext:value-type="string">
            <text:p>Puntuación de Eficacia (Eje Y)</text:p>
          </table:table-cell>
          <table:table-cell table:style-name="ce1" office:value-type="string" calcext:value-type="string">
            <text:p>Preocupación Principal</text:p>
          </table:table-cell>
          <table:table-cell table:style-name="ce1" office:value-type="string" calcext:value-type="string">
            <text:p>Filtro de Piel Ideal</text:p>
          </table:table-cell>
          <table:table-cell>
            <draw:frame table:end-cell-address="'Hoja 1'.N18" table:end-x="44.19pt" table:end-y="11.23pt" draw:z-index="0" draw:name="Chart 1" draw:style-name="gr1" draw:text-style-name="P1" svg:width="449.97pt" svg:height="278.22pt" svg:x="0pt" svg:y="0.74pt">
              <draw:object draw:notify-on-update-of-ranges="'Hoja 1'.A2:'Hoja 1'.A1000 'Hoja 1'.B1:'Hoja 1'.B1 'Hoja 1'.B2:'Hoja 1'.B1000 'Hoja 1'.C1:'Hoja 1'.C1 'Hoja 1'.C2:'Hoja 1'.C1000 'Hoja 1'.D1:'Hoja 1'.D1 'Hoja 1'.D2:'Hoja 1'.D1000 'Hoja 1'.E1:'Hoja 1'.E1 'Hoja 1'.E2:'Hoja 1'.E1000 'Hoja 1'.F1:'Hoja 1'.F1 'Hoja 1'.F2:'Hoja 1'.F1000 'Hoja 1'.G1:'Hoja 1'.G1 'Hoja 1'.G2:'Hoja 1'.G1000 'Hoja 1'.H1:'Hoja 1'.H1 'Hoja 1'.H2:'Hoja 1'.H1000 'Hoja 1'.I1:'Hoja 1'.I1 'Hoja 1'.I2:'Hoja 1'.I1000 'Hoja 1'.J1:'Hoja 1'.J1 'Hoja 1'.J2:'Hoja 1'.J1000 'Hoja 1'.K1:'Hoja 1'.K1 'Hoja 1'.K2:'Hoja 1'.K1000 'Hoja 1'.L1:'Hoja 1'.L1 'Hoja 1'.L2:'Hoja 1'.L1000 'Hoja 1'.M1:'Hoja 1'.M1 'Hoja 1'.M2:'Hoja 1'.M1000 'Hoja 1'.N1:'Hoja 1'.N1 'Hoja 1'.N2:'Hoja 1'.N1000 'Hoja 1'.O1:'Hoja 1'.O1 'Hoja 1'.O2:'Hoja 1'.O1000 'Hoja 1'.P1:'Hoja 1'.P1 'Hoja 1'.P2:'Hoja 1'.P1000 'Hoja 1'.Q1:'Hoja 1'.Q1 'Hoja 1'.Q2:'Hoja 1'.Q1000 'Hoja 1'.R1:'Hoja 1'.R1 'Hoja 1'.R2:'Hoja 1'.R1000 'Hoja 1'.S1:'Hoja 1'.S1 'Hoja 1'.S2:'Hoja 1'.S1000 'Hoja 1'.T1:'Hoja 1'.T1 'Hoja 1'.T2:'Hoja 1'.T1000 'Hoja 1'.U1:'Hoja 1'.U1 'Hoja 1'.U2:'Hoja 1'.U1000 'Hoja 1'.V1:'Hoja 1'.V1 'Hoja 1'.V2:'Hoja 1'.V1000 'Hoja 1'.W1:'Hoja 1'.W1 'Hoja 1'.W2:'Hoja 1'.W1000 'Hoja 1'.X1:'Hoja 1'.X1 'Hoja 1'.X2:'Hoja 1'.X1000 'Hoja 1'.Y1:'Hoja 1'.Y1 'Hoja 1'.Y2:'Hoja 1'.Y1000 'Hoja 1'.Z1:'Hoja 1'.Z1 'Hoja 1'.Z2:'Hoja 1'.Z100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iacinamida</text:p>
          </table:table-cell>
          <table:table-cell table:style-name="ce2" office:value-type="string" calcext:value-type="string">
            <text:p>Muy Alto</text:p>
          </table:table-cell>
          <table:table-cell table:style-name="ce3" office:value-type="date" office:date-value="2026-08-04" calcext:value-type="date">
            <text:p>4.8</text:p>
          </table:table-cell>
          <table:table-cell table:style-name="ce2" office:value-type="string" calcext:value-type="string">
            <text:p>Tono / Barrera</text:p>
          </table:table-cell>
          <table:table-cell table:style-name="ce2" office:value-type="string" calcext:value-type="string">
            <text:p>Toda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Ácido Hialurónico</text:p>
          </table:table-cell>
          <table:table-cell table:style-name="ce2" office:value-type="string" calcext:value-type="string">
            <text:p>Muy Alto</text:p>
          </table:table-cell>
          <table:table-cell table:style-name="ce3" office:value-type="date" office:date-value="2026-07-04" calcext:value-type="date">
            <text:p>4.7</text:p>
          </table:table-cell>
          <table:table-cell table:style-name="ce2" office:value-type="string" calcext:value-type="string">
            <text:p>Deshidratación</text:p>
          </table:table-cell>
          <table:table-cell table:style-name="ce2" office:value-type="string" calcext:value-type="string">
            <text:p>Toda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Ácido Salicílico</text:p>
          </table:table-cell>
          <table:table-cell table:style-name="ce2" office:value-type="string" calcext:value-type="string">
            <text:p>Muy Alto</text:p>
          </table:table-cell>
          <table:table-cell table:style-name="ce3" office:value-type="date" office:date-value="2026-06-04" calcext:value-type="date">
            <text:p>4.6</text:p>
          </table:table-cell>
          <table:table-cell table:style-name="ce2" office:value-type="string" calcext:value-type="string">
            <text:p>Acné / Poros</text:p>
          </table:table-cell>
          <table:table-cell table:style-name="ce2" office:value-type="string" calcext:value-type="string">
            <text:p>Grasa / Mixt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tinol</text:p>
          </table:table-cell>
          <table:table-cell table:style-name="ce2" office:value-type="string" calcext:value-type="string">
            <text:p>Alto</text:p>
          </table:table-cell>
          <table:table-cell table:style-name="ce3" office:value-type="date" office:date-value="2026-03-04" calcext:value-type="date">
            <text:p>4.3</text:p>
          </table:table-cell>
          <table:table-cell table:style-name="ce2" office:value-type="string" calcext:value-type="string">
            <text:p>Envejecimiento</text:p>
          </table:table-cell>
          <table:table-cell table:style-name="ce2" office:value-type="string" calcext:value-type="string">
            <text:p>Normal / Madur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tamina C</text:p>
          </table:table-cell>
          <table:table-cell table:style-name="ce2" office:value-type="string" calcext:value-type="string">
            <text:p>Alto</text:p>
          </table:table-cell>
          <table:table-cell table:style-name="ce3" office:value-type="date" office:date-value="2026-02-04" calcext:value-type="date">
            <text:p>4.2</text:p>
          </table:table-cell>
          <table:table-cell table:style-name="ce2" office:value-type="string" calcext:value-type="string">
            <text:p>Luminosidad</text:p>
          </table:table-cell>
          <table:table-cell table:style-name="ce2" office:value-type="string" calcext:value-type="string">
            <text:p>Norm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éptidos</text:p>
          </table:table-cell>
          <table:table-cell table:style-name="ce2" office:value-type="string" calcext:value-type="string">
            <text:p>Alto</text:p>
          </table:table-cell>
          <table:table-cell table:style-name="ce3" office:value-type="date" office:date-value="2026-06-04" calcext:value-type="date">
            <text:p>4.6</text:p>
          </table:table-cell>
          <table:table-cell table:style-name="ce2" office:value-type="string" calcext:value-type="string">
            <text:p>Firmeza</text:p>
          </table:table-cell>
          <table:table-cell table:style-name="ce2" office:value-type="string" calcext:value-type="string">
            <text:p>Madur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eramidas</text:p>
          </table:table-cell>
          <table:table-cell table:style-name="ce2" office:value-type="string" calcext:value-type="string">
            <text:p>Alto</text:p>
          </table:table-cell>
          <table:table-cell table:style-name="ce3" office:value-type="date" office:date-value="2026-09-04" calcext:value-type="date">
            <text:p>4.9</text:p>
          </table:table-cell>
          <table:table-cell table:style-name="ce2" office:value-type="string" calcext:value-type="string">
            <text:p>Barrera Cutánea</text:p>
          </table:table-cell>
          <table:table-cell table:style-name="ce2" office:value-type="string" calcext:value-type="string">
            <text:p>Seca / Atópic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kuchiol</text:p>
          </table:table-cell>
          <table:table-cell table:style-name="ce2" office:value-type="string" calcext:value-type="string">
            <text:p>Medio</text:p>
          </table:table-cell>
          <table:table-cell table:style-name="ce3" office:value-type="date" office:date-value="2026-07-04" calcext:value-type="date">
            <text:p>4.7</text:p>
          </table:table-cell>
          <table:table-cell table:style-name="ce2" office:value-type="string" calcext:value-type="string">
            <text:p>Líneas de expresión</text:p>
          </table:table-cell>
          <table:table-cell table:style-name="ce2" office:value-type="string" calcext:value-type="string">
            <text:p>Sensib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Ácido Azelaico</text:p>
          </table:table-cell>
          <table:table-cell table:style-name="ce2" office:value-type="string" calcext:value-type="string">
            <text:p>Medio</text:p>
          </table:table-cell>
          <table:table-cell table:style-name="ce3" office:value-type="date" office:date-value="2026-08-04" calcext:value-type="date">
            <text:p>4.8</text:p>
          </table:table-cell>
          <table:table-cell table:style-name="ce2" office:value-type="string" calcext:value-type="string">
            <text:p>Rosácea / Manchas</text:p>
          </table:table-cell>
          <table:table-cell table:style-name="ce2" office:value-type="string" calcext:value-type="string">
            <text:p>Reactiv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DRN</text:p>
          </table:table-cell>
          <table:table-cell table:style-name="ce2" office:value-type="string" calcext:value-type="string">
            <text:p>Bajo </text:p>
          </table:table-cell>
          <table:table-cell table:style-name="ce3" office:value-type="date" office:date-value="2026-09-04" calcext:value-type="date">
            <text:p>4.9</text:p>
          </table:table-cell>
          <table:table-cell table:style-name="ce2" office:value-type="string" calcext:value-type="string">
            <text:p>Reparación Profunda</text:p>
          </table:table-cell>
          <table:table-cell table:style-name="ce2" office:value-type="string" calcext:value-type="string">
            <text:p>Madura / Dañada</text:p>
          </table:table-cell>
          <table:table-cell table:number-columns-repeated="1019"/>
        </table:table-row>
        <table:table-row table:style-name="ro1" table:number-rows-repeated="9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5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f81bd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923c3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58e4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614c7b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9829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bb7235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4672a8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b474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aa64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2599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299b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dc853e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c0504d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9bbb59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064a2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4bacc6"/>
      <style:text-properties fo:font-size="10pt" style:font-size-asian="10pt" style:font-size-complex="10pt"/>
    </style:style>
    <style:style style:name="ch24" style:family="chart" style:data-style-name="N0">
      <style:chart-properties chart:link-data-style-to-source="true"/>
      <style:graphic-properties draw:stroke="none" draw:fill-color="#f79646"/>
      <style:text-properties fo:font-size="10pt" style:font-size-asian="10pt" style:font-size-complex="10pt"/>
    </style:style>
    <style:style style:name="ch25" style:family="chart" style:data-style-name="N0">
      <style:chart-properties chart:link-data-style-to-source="true"/>
      <style:graphic-properties draw:stroke="none" draw:fill-color="#93a9ce"/>
      <style:text-properties fo:font-size="10pt" style:font-size-asian="10pt" style:font-size-complex="10pt"/>
    </style:style>
    <style:style style:name="ch26" style:family="chart" style:data-style-name="N0">
      <style:chart-properties chart:link-data-style-to-source="true"/>
      <style:graphic-properties draw:stroke="none" draw:fill-color="#d09493"/>
      <style:text-properties fo:font-size="10pt" style:font-size-asian="10pt" style:font-size-complex="10pt"/>
    </style:style>
    <style:style style:name="ch27" style:family="chart" style:data-style-name="N0">
      <style:chart-properties chart:link-data-style-to-source="true"/>
      <style:graphic-properties draw:stroke="none" draw:fill-color="#b8cd97"/>
      <style:text-properties fo:font-size="10pt" style:font-size-asian="10pt" style:font-size-complex="10pt"/>
    </style:style>
    <style:style style:name="ch28" style:family="chart" style:data-style-name="N0">
      <style:chart-properties chart:link-data-style-to-source="true"/>
      <style:graphic-properties draw:stroke="none" draw:fill-color="#a99bbd"/>
      <style:text-properties fo:font-size="10pt" style:font-size-asian="10pt" style:font-size-complex="10pt"/>
    </style:style>
    <style:style style:name="ch29" style:family="chart" style:data-style-name="N0">
      <style:chart-properties chart:link-data-style-to-source="true"/>
      <style:graphic-properties draw:stroke="none" draw:fill-color="#92c3d5"/>
      <style:text-properties fo:font-size="10pt" style:font-size-asian="10pt" style:font-size-complex="10pt"/>
    </style:style>
    <style:style style:name="ch30" style:family="chart" style:data-style-name="N0">
      <style:chart-properties chart:link-data-style-to-source="true"/>
      <style:graphic-properties draw:stroke="none" draw:fill-color="#f8b590"/>
      <style:text-properties fo:font-size="10pt" style:font-size-asian="10pt" style:font-size-complex="10pt"/>
    </style:style>
    <style:style style:name="ch31" style:family="chart" style:data-style-name="N0">
      <style:chart-properties chart:link-data-style-to-source="true"/>
      <style:graphic-properties draw:stroke="none" draw:fill-color="#bdc8de"/>
      <style:text-properties fo:font-size="10pt" style:font-size-asian="10pt" style:font-size-complex="10pt"/>
    </style:style>
    <style:style style:name="ch32" style:family="chart">
      <style:graphic-properties draw:fill="solid" draw:fill-color="#ffffff"/>
    </style:style>
    <style:style style:name="ch3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5.42cm" svg:y="1.621cm" style:legend-expansion="high" chart:style-name="ch2"/>
        <chart:plot-area chart:style-name="ch3" table:cell-range-address="'Hoja 1'.A1:'Hoja 1'.Z1000" chart:data-source-has-labels="both" svg:x="0.317cm" svg:y="0.196cm" svg:width="4.786cm" svg:height="9.424cm">
          <chartooo:coordinate-region svg:x="1.788cm" svg:y="0.196cm" svg:width="3.315cm" svg:height="7.514cm"/>
          <chart:axis chart:dimension="x" chart:name="primary-x" chart:style-name="ch4" chartooo:axis-type="text">
            <chart:categories table:cell-range-address="'Hoja 1'.A2:'Hoja 1'.A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oja 1'.B2:'Hoja 1'.B1000" chart:label-cell-address="'Hoja 1'.B1:'Hoja 1'.B1" chart:class="chart:bar">
            <chart:data-point chart:repeated="999"/>
          </chart:series>
          <chart:series chart:style-name="ch8" chart:values-cell-range-address="'Hoja 1'.C2:'Hoja 1'.C1000" chart:label-cell-address="'Hoja 1'.C1:'Hoja 1'.C1" chart:class="chart:bar">
            <chart:data-point chart:repeated="999"/>
          </chart:series>
          <chart:series chart:style-name="ch9" chart:values-cell-range-address="'Hoja 1'.D2:'Hoja 1'.D1000" chart:label-cell-address="'Hoja 1'.D1:'Hoja 1'.D1" chart:class="chart:bar">
            <chart:data-point chart:repeated="999"/>
          </chart:series>
          <chart:series chart:style-name="ch10" chart:values-cell-range-address="'Hoja 1'.E2:'Hoja 1'.E1000" chart:label-cell-address="'Hoja 1'.E1:'Hoja 1'.E1" chart:class="chart:bar">
            <chart:data-point chart:repeated="999"/>
          </chart:series>
          <chart:series chart:style-name="ch11" chart:values-cell-range-address="'Hoja 1'.F2:'Hoja 1'.F1000" chart:label-cell-address="'Hoja 1'.F1:'Hoja 1'.F1" chart:class="chart:bar">
            <chart:data-point chart:repeated="999"/>
          </chart:series>
          <chart:series chart:style-name="ch12" chart:values-cell-range-address="'Hoja 1'.G2:'Hoja 1'.G1000" chart:label-cell-address="'Hoja 1'.G1:'Hoja 1'.G1" chart:class="chart:bar">
            <chart:data-point chart:repeated="999"/>
          </chart:series>
          <chart:series chart:style-name="ch13" chart:values-cell-range-address="'Hoja 1'.H2:'Hoja 1'.H1000" chart:label-cell-address="'Hoja 1'.H1:'Hoja 1'.H1" chart:class="chart:bar">
            <chart:data-point chart:repeated="999"/>
          </chart:series>
          <chart:series chart:style-name="ch14" chart:values-cell-range-address="'Hoja 1'.I2:'Hoja 1'.I1000" chart:label-cell-address="'Hoja 1'.I1:'Hoja 1'.I1" chart:class="chart:bar">
            <chart:data-point chart:repeated="999"/>
          </chart:series>
          <chart:series chart:style-name="ch15" chart:values-cell-range-address="'Hoja 1'.J2:'Hoja 1'.J1000" chart:label-cell-address="'Hoja 1'.J1:'Hoja 1'.J1" chart:class="chart:bar">
            <chart:data-point chart:repeated="999"/>
          </chart:series>
          <chart:series chart:style-name="ch16" chart:values-cell-range-address="'Hoja 1'.K2:'Hoja 1'.K1000" chart:label-cell-address="'Hoja 1'.K1:'Hoja 1'.K1" chart:class="chart:bar">
            <chart:data-point chart:repeated="999"/>
          </chart:series>
          <chart:series chart:style-name="ch17" chart:values-cell-range-address="'Hoja 1'.L2:'Hoja 1'.L1000" chart:label-cell-address="'Hoja 1'.L1:'Hoja 1'.L1" chart:class="chart:bar">
            <chart:data-point chart:repeated="999"/>
          </chart:series>
          <chart:series chart:style-name="ch18" chart:values-cell-range-address="'Hoja 1'.M2:'Hoja 1'.M1000" chart:label-cell-address="'Hoja 1'.M1:'Hoja 1'.M1" chart:class="chart:bar">
            <chart:data-point chart:repeated="999"/>
          </chart:series>
          <chart:series chart:style-name="ch19" chart:values-cell-range-address="'Hoja 1'.N2:'Hoja 1'.N1000" chart:label-cell-address="'Hoja 1'.N1:'Hoja 1'.N1" chart:class="chart:bar">
            <chart:data-point chart:repeated="999"/>
          </chart:series>
          <chart:series chart:style-name="ch20" chart:values-cell-range-address="'Hoja 1'.O2:'Hoja 1'.O1000" chart:label-cell-address="'Hoja 1'.O1:'Hoja 1'.O1" chart:class="chart:bar">
            <chart:data-point chart:repeated="999"/>
          </chart:series>
          <chart:series chart:style-name="ch21" chart:values-cell-range-address="'Hoja 1'.P2:'Hoja 1'.P1000" chart:label-cell-address="'Hoja 1'.P1:'Hoja 1'.P1" chart:class="chart:bar">
            <chart:data-point chart:repeated="999"/>
          </chart:series>
          <chart:series chart:style-name="ch22" chart:values-cell-range-address="'Hoja 1'.Q2:'Hoja 1'.Q1000" chart:label-cell-address="'Hoja 1'.Q1:'Hoja 1'.Q1" chart:class="chart:bar">
            <chart:data-point chart:repeated="999"/>
          </chart:series>
          <chart:series chart:style-name="ch23" chart:values-cell-range-address="'Hoja 1'.R2:'Hoja 1'.R1000" chart:label-cell-address="'Hoja 1'.R1:'Hoja 1'.R1" chart:class="chart:bar">
            <chart:data-point chart:repeated="999"/>
          </chart:series>
          <chart:series chart:style-name="ch24" chart:values-cell-range-address="'Hoja 1'.S2:'Hoja 1'.S1000" chart:label-cell-address="'Hoja 1'.S1:'Hoja 1'.S1" chart:class="chart:bar">
            <chart:data-point chart:repeated="999"/>
          </chart:series>
          <chart:series chart:style-name="ch25" chart:values-cell-range-address="'Hoja 1'.T2:'Hoja 1'.T1000" chart:label-cell-address="'Hoja 1'.T1:'Hoja 1'.T1" chart:class="chart:bar">
            <chart:data-point chart:repeated="999"/>
          </chart:series>
          <chart:series chart:style-name="ch26" chart:values-cell-range-address="'Hoja 1'.U2:'Hoja 1'.U1000" chart:label-cell-address="'Hoja 1'.U1:'Hoja 1'.U1" chart:class="chart:bar">
            <chart:data-point chart:repeated="999"/>
          </chart:series>
          <chart:series chart:style-name="ch27" chart:values-cell-range-address="'Hoja 1'.V2:'Hoja 1'.V1000" chart:label-cell-address="'Hoja 1'.V1:'Hoja 1'.V1" chart:class="chart:bar">
            <chart:data-point chart:repeated="999"/>
          </chart:series>
          <chart:series chart:style-name="ch28" chart:values-cell-range-address="'Hoja 1'.W2:'Hoja 1'.W1000" chart:label-cell-address="'Hoja 1'.W1:'Hoja 1'.W1" chart:class="chart:bar">
            <chart:data-point chart:repeated="999"/>
          </chart:series>
          <chart:series chart:style-name="ch29" chart:values-cell-range-address="'Hoja 1'.X2:'Hoja 1'.X1000" chart:label-cell-address="'Hoja 1'.X1:'Hoja 1'.X1" chart:class="chart:bar">
            <chart:data-point chart:repeated="999"/>
          </chart:series>
          <chart:series chart:style-name="ch30" chart:values-cell-range-address="'Hoja 1'.Y2:'Hoja 1'.Y1000" chart:label-cell-address="'Hoja 1'.Y1:'Hoja 1'.Y1" chart:class="chart:bar">
            <chart:data-point chart:repeated="999"/>
          </chart:series>
          <chart:series chart:style-name="ch31" chart:values-cell-range-address="'Hoja 1'.Z2:'Hoja 1'.Z1000" chart:label-cell-address="'Hoja 1'.Z1:'Hoja 1'.Z1" chart:class="chart:bar">
            <chart:data-point chart:repeated="999"/>
          </chart:series>
          <chart:wall chart:style-name="ch32"/>
          <chart:floor chart:style-name="ch3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n de Reseñas (Eje X)</text:p>
                <draw:g>
                  <svg:desc>'Hoja 1'.B1:'Hoja 1'.B1</svg:desc>
                </draw:g>
              </table:table-cell>
              <table:table-cell office:value-type="string">
                <text:p>Puntuación de Eficacia (Eje Y)</text:p>
                <draw:g>
                  <svg:desc>'Hoja 1'.C1:'Hoja 1'.C1</svg:desc>
                </draw:g>
              </table:table-cell>
              <table:table-cell office:value-type="string">
                <text:p>Preocupación Principal</text:p>
                <draw:g>
                  <svg:desc>'Hoja 1'.D1:'Hoja 1'.D1</svg:desc>
                </draw:g>
              </table:table-cell>
              <table:table-cell office:value-type="string">
                <text:p>Filtro de Piel Ideal</text:p>
                <draw:g>
                  <svg:desc>'Hoja 1'.E1:'Hoja 1'.E1</svg:desc>
                </draw:g>
              </table:table-cell>
              <table:table-cell office:value-type="string">
                <text:p/>
                <draw:g>
                  <svg:desc>'Hoja 1'.F1:'Hoja 1'.F1</svg:desc>
                </draw:g>
              </table:table-cell>
              <table:table-cell office:value-type="string">
                <text:p/>
                <draw:g>
                  <svg:desc>'Hoja 1'.G1:'Hoja 1'.G1</svg:desc>
                </draw:g>
              </table:table-cell>
              <table:table-cell office:value-type="string">
                <text:p/>
                <draw:g>
                  <svg:desc>'Hoja 1'.H1:'Hoja 1'.H1</svg:desc>
                </draw:g>
              </table:table-cell>
              <table:table-cell office:value-type="string">
                <text:p/>
                <draw:g>
                  <svg:desc>'Hoja 1'.I1:'Hoja 1'.I1</svg:desc>
                </draw:g>
              </table:table-cell>
              <table:table-cell office:value-type="string">
                <text:p/>
                <draw:g>
                  <svg:desc>'Hoja 1'.J1:'Hoja 1'.J1</svg:desc>
                </draw:g>
              </table:table-cell>
              <table:table-cell office:value-type="string">
                <text:p/>
                <draw:g>
                  <svg:desc>'Hoja 1'.K1:'Hoja 1'.K1</svg:desc>
                </draw:g>
              </table:table-cell>
              <table:table-cell office:value-type="string">
                <text:p/>
                <draw:g>
                  <svg:desc>'Hoja 1'.L1:'Hoja 1'.L1</svg:desc>
                </draw:g>
              </table:table-cell>
              <table:table-cell office:value-type="string">
                <text:p/>
                <draw:g>
                  <svg:desc>'Hoja 1'.M1:'Hoja 1'.M1</svg:desc>
                </draw:g>
              </table:table-cell>
              <table:table-cell office:value-type="string">
                <text:p/>
                <draw:g>
                  <svg:desc>'Hoja 1'.N1:'Hoja 1'.N1</svg:desc>
                </draw:g>
              </table:table-cell>
              <table:table-cell office:value-type="string">
                <text:p/>
                <draw:g>
                  <svg:desc>'Hoja 1'.O1:'Hoja 1'.O1</svg:desc>
                </draw:g>
              </table:table-cell>
              <table:table-cell office:value-type="string">
                <text:p/>
                <draw:g>
                  <svg:desc>'Hoja 1'.P1:'Hoja 1'.P1</svg:desc>
                </draw:g>
              </table:table-cell>
              <table:table-cell office:value-type="string">
                <text:p/>
                <draw:g>
                  <svg:desc>'Hoja 1'.Q1:'Hoja 1'.Q1</svg:desc>
                </draw:g>
              </table:table-cell>
              <table:table-cell office:value-type="string">
                <text:p/>
                <draw:g>
                  <svg:desc>'Hoja 1'.R1:'Hoja 1'.R1</svg:desc>
                </draw:g>
              </table:table-cell>
              <table:table-cell office:value-type="string">
                <text:p/>
                <draw:g>
                  <svg:desc>'Hoja 1'.S1:'Hoja 1'.S1</svg:desc>
                </draw:g>
              </table:table-cell>
              <table:table-cell office:value-type="string">
                <text:p/>
                <draw:g>
                  <svg:desc>'Hoja 1'.T1:'Hoja 1'.T1</svg:desc>
                </draw:g>
              </table:table-cell>
              <table:table-cell office:value-type="string">
                <text:p/>
                <draw:g>
                  <svg:desc>'Hoja 1'.U1:'Hoja 1'.U1</svg:desc>
                </draw:g>
              </table:table-cell>
              <table:table-cell office:value-type="string">
                <text:p/>
                <draw:g>
                  <svg:desc>'Hoja 1'.V1:'Hoja 1'.V1</svg:desc>
                </draw:g>
              </table:table-cell>
              <table:table-cell office:value-type="string">
                <text:p/>
                <draw:g>
                  <svg:desc>'Hoja 1'.W1:'Hoja 1'.W1</svg:desc>
                </draw:g>
              </table:table-cell>
              <table:table-cell office:value-type="string">
                <text:p/>
                <draw:g>
                  <svg:desc>'Hoja 1'.X1:'Hoja 1'.X1</svg:desc>
                </draw:g>
              </table:table-cell>
              <table:table-cell office:value-type="string">
                <text:p/>
                <draw:g>
                  <svg:desc>'Hoja 1'.Y1:'Hoja 1'.Y1</svg:desc>
                </draw:g>
              </table:table-cell>
              <table:table-cell office:value-type="string">
                <text:p/>
                <draw:g>
                  <svg:desc>'Hoja 1'.Z1:'Hoja 1'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iacinamida</text:p>
                <draw:g>
                  <svg:desc>'Hoja 1'.A2:'Hoja 1'.A1000</svg:desc>
                </draw:g>
              </table:table-cell>
              <table:table-cell office:value-type="float" office:value="NaN">
                <text:p>NaN</text:p>
                <draw:g>
                  <svg:desc>'Hoja 1'.B2:'Hoja 1'.B1000</svg:desc>
                </draw:g>
              </table:table-cell>
              <table:table-cell office:value-type="float" office:value="46238">
                <text:p>46238</text:p>
                <draw:g>
                  <svg:desc>'Hoja 1'.C2:'Hoja 1'.C1000</svg:desc>
                </draw:g>
              </table:table-cell>
              <table:table-cell office:value-type="float" office:value="NaN">
                <text:p>NaN</text:p>
                <draw:g>
                  <svg:desc>'Hoja 1'.D2:'Hoja 1'.D1000</svg:desc>
                </draw:g>
              </table:table-cell>
              <table:table-cell office:value-type="float" office:value="NaN">
                <text:p>NaN</text:p>
                <draw:g>
                  <svg:desc>'Hoja 1'.E2:'Hoja 1'.E1000</svg:desc>
                </draw:g>
              </table:table-cell>
              <table:table-cell office:value-type="float" office:value="NaN">
                <text:p>NaN</text:p>
                <draw:g>
                  <svg:desc>'Hoja 1'.F2:'Hoja 1'.F1000</svg:desc>
                </draw:g>
              </table:table-cell>
              <table:table-cell office:value-type="float" office:value="NaN">
                <text:p>NaN</text:p>
                <draw:g>
                  <svg:desc>'Hoja 1'.G2:'Hoja 1'.G1000</svg:desc>
                </draw:g>
              </table:table-cell>
              <table:table-cell office:value-type="float" office:value="NaN">
                <text:p>NaN</text:p>
                <draw:g>
                  <svg:desc>'Hoja 1'.H2:'Hoja 1'.H1000</svg:desc>
                </draw:g>
              </table:table-cell>
              <table:table-cell office:value-type="float" office:value="NaN">
                <text:p>NaN</text:p>
                <draw:g>
                  <svg:desc>'Hoja 1'.I2:'Hoja 1'.I1000</svg:desc>
                </draw:g>
              </table:table-cell>
              <table:table-cell office:value-type="float" office:value="NaN">
                <text:p>NaN</text:p>
                <draw:g>
                  <svg:desc>'Hoja 1'.J2:'Hoja 1'.J1000</svg:desc>
                </draw:g>
              </table:table-cell>
              <table:table-cell office:value-type="float" office:value="NaN">
                <text:p>NaN</text:p>
                <draw:g>
                  <svg:desc>'Hoja 1'.K2:'Hoja 1'.K1000</svg:desc>
                </draw:g>
              </table:table-cell>
              <table:table-cell office:value-type="float" office:value="NaN">
                <text:p>NaN</text:p>
                <draw:g>
                  <svg:desc>'Hoja 1'.L2:'Hoja 1'.L1000</svg:desc>
                </draw:g>
              </table:table-cell>
              <table:table-cell office:value-type="float" office:value="NaN">
                <text:p>NaN</text:p>
                <draw:g>
                  <svg:desc>'Hoja 1'.M2:'Hoja 1'.M1000</svg:desc>
                </draw:g>
              </table:table-cell>
              <table:table-cell office:value-type="float" office:value="NaN">
                <text:p>NaN</text:p>
                <draw:g>
                  <svg:desc>'Hoja 1'.N2:'Hoja 1'.N1000</svg:desc>
                </draw:g>
              </table:table-cell>
              <table:table-cell office:value-type="float" office:value="NaN">
                <text:p>NaN</text:p>
                <draw:g>
                  <svg:desc>'Hoja 1'.O2:'Hoja 1'.O1000</svg:desc>
                </draw:g>
              </table:table-cell>
              <table:table-cell office:value-type="float" office:value="NaN">
                <text:p>NaN</text:p>
                <draw:g>
                  <svg:desc>'Hoja 1'.P2:'Hoja 1'.P1000</svg:desc>
                </draw:g>
              </table:table-cell>
              <table:table-cell office:value-type="float" office:value="NaN">
                <text:p>NaN</text:p>
                <draw:g>
                  <svg:desc>'Hoja 1'.Q2:'Hoja 1'.Q1000</svg:desc>
                </draw:g>
              </table:table-cell>
              <table:table-cell office:value-type="float" office:value="NaN">
                <text:p>NaN</text:p>
                <draw:g>
                  <svg:desc>'Hoja 1'.R2:'Hoja 1'.R1000</svg:desc>
                </draw:g>
              </table:table-cell>
              <table:table-cell office:value-type="float" office:value="NaN">
                <text:p>NaN</text:p>
                <draw:g>
                  <svg:desc>'Hoja 1'.S2:'Hoja 1'.S1000</svg:desc>
                </draw:g>
              </table:table-cell>
              <table:table-cell office:value-type="float" office:value="NaN">
                <text:p>NaN</text:p>
                <draw:g>
                  <svg:desc>'Hoja 1'.T2:'Hoja 1'.T1000</svg:desc>
                </draw:g>
              </table:table-cell>
              <table:table-cell office:value-type="float" office:value="NaN">
                <text:p>NaN</text:p>
                <draw:g>
                  <svg:desc>'Hoja 1'.U2:'Hoja 1'.U1000</svg:desc>
                </draw:g>
              </table:table-cell>
              <table:table-cell office:value-type="float" office:value="NaN">
                <text:p>NaN</text:p>
                <draw:g>
                  <svg:desc>'Hoja 1'.V2:'Hoja 1'.V1000</svg:desc>
                </draw:g>
              </table:table-cell>
              <table:table-cell office:value-type="float" office:value="NaN">
                <text:p>NaN</text:p>
                <draw:g>
                  <svg:desc>'Hoja 1'.W2:'Hoja 1'.W1000</svg:desc>
                </draw:g>
              </table:table-cell>
              <table:table-cell office:value-type="float" office:value="NaN">
                <text:p>NaN</text:p>
                <draw:g>
                  <svg:desc>'Hoja 1'.X2:'Hoja 1'.X1000</svg:desc>
                </draw:g>
              </table:table-cell>
              <table:table-cell office:value-type="float" office:value="NaN">
                <text:p>NaN</text:p>
                <draw:g>
                  <svg:desc>'Hoja 1'.Y2:'Hoja 1'.Y1000</svg:desc>
                </draw:g>
              </table:table-cell>
              <table:table-cell office:value-type="float" office:value="NaN">
                <text:p>NaN</text:p>
                <draw:g>
                  <svg:desc>'Hoja 1'.Z2:'Hoja 1'.Z1000</svg:desc>
                </draw:g>
              </table:table-cell>
            </table:table-row>
            <table:table-row>
              <table:table-cell office:value-type="string">
                <text:p>Ácido Hialurónico</text:p>
              </table:table-cell>
              <table:table-cell office:value-type="float" office:value="NaN">
                <text:p>NaN</text:p>
              </table:table-cell>
              <table:table-cell office:value-type="float" office:value="46207">
                <text:p>46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Ácido Salicílico</text:p>
              </table:table-cell>
              <table:table-cell office:value-type="float" office:value="NaN">
                <text:p>NaN</text:p>
              </table:table-cell>
              <table:table-cell office:value-type="float" office:value="46177">
                <text:p>46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tinol</text:p>
              </table:table-cell>
              <table:table-cell office:value-type="float" office:value="NaN">
                <text:p>NaN</text:p>
              </table:table-cell>
              <table:table-cell office:value-type="float" office:value="46085">
                <text:p>46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tamina C</text:p>
              </table:table-cell>
              <table:table-cell office:value-type="float" office:value="NaN">
                <text:p>NaN</text:p>
              </table:table-cell>
              <table:table-cell office:value-type="float" office:value="46057">
                <text:p>46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éptidos</text:p>
              </table:table-cell>
              <table:table-cell office:value-type="float" office:value="NaN">
                <text:p>NaN</text:p>
              </table:table-cell>
              <table:table-cell office:value-type="float" office:value="46177">
                <text:p>46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eramidas</text:p>
              </table:table-cell>
              <table:table-cell office:value-type="float" office:value="NaN">
                <text:p>NaN</text:p>
              </table:table-cell>
              <table:table-cell office:value-type="float" office:value="46269">
                <text:p>46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kuchiol</text:p>
              </table:table-cell>
              <table:table-cell office:value-type="float" office:value="NaN">
                <text:p>NaN</text:p>
              </table:table-cell>
              <table:table-cell office:value-type="float" office:value="46207">
                <text:p>46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Ácido Azelaico</text:p>
              </table:table-cell>
              <table:table-cell office:value-type="float" office:value="NaN">
                <text:p>NaN</text:p>
              </table:table-cell>
              <table:table-cell office:value-type="float" office:value="46238">
                <text:p>46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DRN</text:p>
              </table:table-cell>
              <table:table-cell office:value-type="float" office:value="NaN">
                <text:p>NaN</text:p>
              </table:table-cell>
              <table:table-cell office:value-type="float" office:value="46269">
                <text:p>46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